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ratorBase.ComparatorBase( boolean reve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Base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Base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aratorBase.Comparator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aratorBase.get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Base.ComparatorBase(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Base.ComparatorBase( boolean reverse ,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aratorBase.internalCompare( Object obj1 , Object obj2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